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1">
            <text:p text:style-name="P7">1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<text:soft-page-break/>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<text:soft-page-break/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<text:soft-page-break/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8T16:18:39</dc:date>
    <meta:editing-duration>P24DT19H39M26S</meta:editing-duration>
    <meta:editing-cycles>171</meta:editing-cycles>
    <meta:generator>OpenOffice/4.1.0$Unix OpenOffice.org_project/410m18$Build-9764</meta:generator>
    <meta:document-statistic meta:table-count="5" meta:image-count="0" meta:object-count="0" meta:page-count="4" meta:paragraph-count="258" meta:word-count="626" meta:character-count="3399"/>
  </office:meta>
</office:document-meta>
</file>